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7cee" officeooo:paragraph-rsid="001a7cee"/>
    </style:style>
    <style:style style:name="P2" style:family="paragraph" style:parent-style-name="Standard">
      <style:text-properties officeooo:rsid="001ba587" officeooo:paragraph-rsid="001ba587"/>
    </style:style>
    <style:style style:name="P3" style:family="paragraph" style:parent-style-name="Standard">
      <style:text-properties officeooo:rsid="001d1d1d" officeooo:paragraph-rsid="001d1d1d"/>
    </style:style>
    <style:style style:name="T1" style:family="text">
      <style:text-properties officeooo:rsid="001d1d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fidence cycle --&gt; Thought, Feeling, Behaviour</text:p>
      <text:p text:style-name="P1"/>
      <text:p text:style-name="P1">steps to prepare confidence --&gt; research, orgnize , anticipate , structure</text:p>
      <text:p text:style-name="P1"/>
      <text:p text:style-name="P2">PREP -</text:p>
      <text:p text:style-name="P2">1. <text:span text:style-name="T1">Point --&gt; Starting with main idea</text:span></text:p>
      <text:p text:style-name="P3">2. Reason --&gt; Explain why it matters</text:p>
      <text:p text:style-name="P3">3. Explanation --&gt; Suppot it evidence or illustration</text:p>
      <text:p text:style-name="P3">4. Point --&gt; end by enforcing our main idea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1T17:02:54.043489433</meta:creation-date>
    <dc:date>2025-12-11T17:31:41.130888246</dc:date>
    <meta:editing-duration>PT8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7" meta:word-count="56" meta:character-count="298" meta:non-whitespace-character-count="254"/>
  </office:meta>
</office:document-meta>
</file>